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6" style:family="table-column">
      <style:table-column-properties fo:break-before="auto" style:column-width="7.858cm"/>
    </style:style>
    <style:style style:name="co17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8" style:family="table-column">
      <style:table-column-properties fo:break-before="auto" style:column-width="2.947cm"/>
    </style:style>
    <style:style style:name="co19" style:family="table-column">
      <style:table-column-properties fo:break-before="auto" style:column-width="8.063cm"/>
    </style:style>
    <style:style style:name="co20" style:family="table-column">
      <style:table-column-properties fo:break-before="auto" style:column-width="8.9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1.053cm" fo:break-before="auto" style:use-optimal-row-height="true"/>
    </style:style>
    <style:style style:name="ro21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.49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584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9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3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5" style:family="table-cell" style:parent-style-name="Default" style:data-style-name="N0">
      <style:table-cell-properties fo:wrap-option="wrap" style:vertical-align="automatic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8" style:family="table-cell" style:parent-style-name="Default" style:data-style-name="N0">
      <style:table-cell-properties fo:wrap-option="wrap" fo:border="0.06pt solid #000000" style:vertical-align="automatic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1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58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60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5"/>
        <table:table-column table:style-name="co9" table:default-cell-style-name="ce49"/>
        <table:table-column table:style-name="co18" table:default-cell-style-name="ce55"/>
        <table:table-column table:style-name="co11" table:default-cell-style-name="ce55"/>
        <table:table-column table:style-name="co12" table:default-cell-style-name="ce45"/>
        <table:table-column table:style-name="co19" table:default-cell-style-name="ce45"/>
        <table:table-column table:style-name="co20" table:default-cell-style-name="ce45"/>
        <table:table-column table:style-name="co15" table:number-columns-repeated="2" table:default-cell-style-name="ce45"/>
        <table:table-column table:style-name="co1" table:number-columns-repeated="1015" table:default-cell-style-name="ce45"/>
        <table:table-row table:style-name="ro7">
          <table:table-cell table:number-columns-repeated="7"/>
          <table:table-cell table:style-name="ce60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6"/>
          <table:table-cell table:style-name="ce50" office:value-type="string" calcext:value-type="string">
            <text:p>Caso de Uso</text:p>
          </table:table-cell>
          <table:table-cell table:style-name="ce50" office:value-type="string" calcext:value-type="string">
            <text:p>Fluxo</text:p>
          </table:table-cell>
          <table:table-cell table:style-name="ce50" office:value-type="string" calcext:value-type="string">
            <text:p>Identificador</text:p>
          </table:table-cell>
          <table:table-cell table:style-name="ce58" office:value-type="string" calcext:value-type="string">
            <text:p>Cenário de Teste</text:p>
          </table:table-cell>
          <table:table-cell table:style-name="ce58" office:value-type="string" calcext:value-type="string">
            <text:p>Passos</text:p>
          </table:table-cell>
          <table:table-cell table:style-name="ce58" office:value-type="string" calcext:value-type="string">
            <text:p>Resultados esperados</text:p>
          </table:table-cell>
          <table:table-cell table:style-name="ce61" office:value-type="string" calcext:value-type="string">
            <text:p>Resultado da Execução</text:p>
          </table:table-cell>
          <table:table-cell table:style-name="ce61" office:value-type="string" calcext:value-type="string">
            <text:p>Observações da Execução</text:p>
          </table:table-cell>
          <table:table-cell table:style-name="ce46" table:number-columns-repeated="1015"/>
        </table:table-row>
        <table:table-row table:style-name="ro9">
          <table:table-cell table:style-name="ce46"/>
          <table:table-cell table:style-name="ce51" table:number-columns-spanned="8" table:number-rows-spanned="1"/>
          <table:covered-table-cell table:number-columns-repeated="7"/>
          <table:table-cell table:style-name="ce46" table:number-columns-repeated="1015"/>
        </table:table-row>
        <table:table-row table:style-name="ro12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01</text:p>
          </table:table-cell>
          <table:table-cell table:style-name="ce59" office:value-type="string" calcext:value-type="string">
            <text:p>Cadastrar Estagiário</text:p>
          </table:table-cell>
          <table:table-cell table:style-name="ce59" office:value-type="string" calcext:value-type="string">
            <text:p>1- Estagiário preenche todos os campos com valores no padrão desejado <text:s text:c="30"/>2- Estagiário escolhe a opção para confirmar cadastramento. <text:s text:c="4"/></text:p>
          </table:table-cell>
          <table:table-cell table:style-name="ce59" office:value-type="string" calcext:value-type="string">
            <text:p>Informações são salvas e estagiário é redirecionamento para outra página 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2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02</text:p>
          </table:table-cell>
          <table:table-cell table:style-name="ce59" office:value-type="string" calcext:value-type="string">
            <text:p>Cadastrar Estagiário: Campos obrigatórios em branco</text:p>
          </table:table-cell>
          <table:table-cell table:style-name="ce59" office:value-type="string" calcext:value-type="string">
            <text:p>1-Estagiário não preenche todos os campos obrigatórios</text:p>
            <text:p>2- Estagiário escolhe a opção para confirmar cadastramento.</text:p>
          </table:table-cell>
          <table:table-cell table:style-name="ce59" office:value-type="string" calcext:value-type="string">
            <text:p>Sistema não redireciona estagiário e informa que existe campos obrigatórios em branc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03</text:p>
          </table:table-cell>
          <table:table-cell table:style-name="ce59" office:value-type="string" calcext:value-type="string">
            <text:p>Cadastrar Estagiário: Campo nome (Com números) </text:p>
          </table:table-cell>
          <table:table-cell table:style-name="ce59" office:value-type="string" calcext:value-type="string">
            <text:p>1- Estagiário preenche campo nome com o valor numérico <text:s text:c="48"/>2- Estagiário preenche os outros campos <text:s text:c="10"/>3- Estagiário escolhe a opção para confirmar cadastramento.</text:p>
          </table:table-cell>
          <table:table-cell table:style-name="ce59" office:value-type="string" calcext:value-type="string">
            <text:p>Sistema informa que campo nome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04</text:p>
          </table:table-cell>
          <table:table-cell table:style-name="ce59" office:value-type="string" calcext:value-type="string">
            <text:p>Cadastrar Estagiário: Campo nome (Com caracteres especiais) </text:p>
          </table:table-cell>
          <table:table-cell table:style-name="ce59" office:value-type="string" calcext:value-type="string">
            <text:p>1- Estagiário preenche campo nome com caracteres especiais</text:p>
            <text:p>2- Estagiário preenche os outros campos           3- Estagiário escolhe a opção para confirmar cadastramento.</text:p>
          </table:table-cell>
          <table:table-cell table:style-name="ce59" office:value-type="string" calcext:value-type="string">
            <text:p>Sistema informa que campo nome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05</text:p>
          </table:table-cell>
          <table:table-cell table:style-name="ce59" office:value-type="string" calcext:value-type="string">
            <text:p>Cadastrar Estagiário: Campo nome da mãe (Com números) </text:p>
          </table:table-cell>
          <table:table-cell table:style-name="ce59" office:value-type="string" calcext:value-type="string">
            <text:p>1- Estagiário preenche campo nome da mãe com o valor numérico <text:s text:c="38"/>2- Estagiário preenche os outros campos <text:s text:c="10"/>3- Estagiário escolhe a opção para confirmar cadastramento. <text:s/></text:p>
          </table:table-cell>
          <table:table-cell table:style-name="ce59" office:value-type="string" calcext:value-type="string">
            <text:p>Sistema informa que campo nome da mãe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06</text:p>
          </table:table-cell>
          <table:table-cell table:style-name="ce59" office:value-type="string" calcext:value-type="string">
            <text:p>Cadastrar Estagiário: Campo nome da mãe (Com caracteres especiais) </text:p>
          </table:table-cell>
          <table:table-cell table:style-name="ce59" office:value-type="string" calcext:value-type="string">
            <text:p>1- Estagiário preenche campo nome da mãe com caracteres especiais</text:p>
            <text:p>2- Estagiário preenche os outros campos           3- Estagiário escolhe a opção para confirmar cadastramento.  </text:p>
          </table:table-cell>
          <table:table-cell table:style-name="ce59" office:value-type="string" calcext:value-type="string">
            <text:p>Sistema informa que campo nome da mãe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08</text:p>
          </table:table-cell>
          <table:table-cell table:style-name="ce59" office:value-type="string" calcext:value-type="string">
            <text:p>Cadastrar Estagiário: Campo telefone (Com letras) </text:p>
          </table:table-cell>
          <table:table-cell table:style-name="ce59" office:value-type="string" calcext:value-type="string">
            <text:p>1- Estagiário preenche campo telefone com o valor alfabético</text:p>
            <text:p>2- Estagiário preenche os outros campos           3- Estagiário escolhe a opção para confirmar cadastramento.    </text:p>
          </table:table-cell>
          <table:table-cell table:style-name="ce59" office:value-type="string" calcext:value-type="string">
            <text:p>Sistema não permite que o campo telefone não será preenchido por letra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09</text:p>
          </table:table-cell>
          <table:table-cell table:style-name="ce59" office:value-type="string" calcext:value-type="string">
            <text:p>Cadastrar Estagiário: Campo telefone (Com caracteres especiais) </text:p>
          </table:table-cell>
          <table:table-cell table:style-name="ce59" office:value-type="string" calcext:value-type="string">
            <text:p>1- Estagiário preenche campo telefone com caracteres especiais</text:p>
            <text:p>2- Estagiário preenche os outros campos           3- Estagiário escolhe a opção para confirmar cadastramento.    </text:p>
          </table:table-cell>
          <table:table-cell table:style-name="ce59" office:value-type="string" calcext:value-type="string">
            <text:p>Sistema não permite que o campo telefone não será preenchido por caracteres especiai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10</text:p>
          </table:table-cell>
          <table:table-cell table:style-name="ce59" office:value-type="string" calcext:value-type="string">
            <text:p>Cadastrar Estagiário: Campo data de nascimento (Com letras) </text:p>
          </table:table-cell>
          <table:table-cell table:style-name="ce59" office:value-type="string" calcext:value-type="string">
            <text:p>1- Estagiário preenche campo data de nascimento com o valor alfabético</text:p>
            <text:p>2- Estagiário preenche os outros campos          3- Estagiário escolhe a opção para confirmar cadastramento. </text:p>
          </table:table-cell>
          <table:table-cell table:style-name="ce59" office:value-type="string" calcext:value-type="string">
            <text:p>Sistema não permite que o campo data não será preenchido por letra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11</text:p>
          </table:table-cell>
          <table:table-cell table:style-name="ce59" office:value-type="string" calcext:value-type="string">
            <text:p>Cadastrar Estagiário: Campo data de nascimento (Com caracteres especiais) </text:p>
          </table:table-cell>
          <table:table-cell table:style-name="ce59" office:value-type="string" calcext:value-type="string">
            <text:p>1- Estagiário preenche campo data de nascimento com caracteres especiais</text:p>
            <text:p>2- Estagiário preenche os outros campos          3- Estagiário escolhe a opção para confirmar cadastramento. </text:p>
          </table:table-cell>
          <table:table-cell table:style-name="ce59" office:value-type="string" calcext:value-type="string">
            <text:p>Sistema não permite que o campo data não será preenchido por caracteres especiai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12</text:p>
          </table:table-cell>
          <table:table-cell table:style-name="ce59" office:value-type="string" calcext:value-type="string">
            <text:p>Cadastrar Estagiário: Campo data de nascimento (Data inválida) </text:p>
          </table:table-cell>
          <table:table-cell table:style-name="ce59" office:value-type="string" calcext:value-type="string">
            <text:p>1- Estagiário preenche campo data de nascimento com data inválida </text:p>
            <text:p>2- Estagiário preenche os outros campos          3- Estagiário escolhe a opção para confirmar cadastramento.    </text:p>
          </table:table-cell>
          <table:table-cell table:style-name="ce59" office:value-type="string" calcext:value-type="string">
            <text:p>Sistema informa que campo data co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13</text:p>
          </table:table-cell>
          <table:table-cell table:style-name="ce59" office:value-type="string" calcext:value-type="string">
            <text:p>Cadastrar Estagiário: Campo matricula (Com letras) </text:p>
          </table:table-cell>
          <table:table-cell table:style-name="ce59" office:value-type="string" calcext:value-type="string">
            <text:p>1- Estagiário preenche campo matricula com o valor alfabético</text:p>
            <text:p>2- Estagiário preenche os outros campos           3- Estagiário escolhe a opção para confirmar cadastramento.   </text:p>
          </table:table-cell>
          <table:table-cell table:style-name="ce59" office:value-type="string" calcext:value-type="string">
            <text:p>Campo matricula não será preenchido por letra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14</text:p>
          </table:table-cell>
          <table:table-cell table:style-name="ce59" office:value-type="string" calcext:value-type="string">
            <text:p>Cadastrar Estagiário: Campo matricula (Com caracteres especiais)</text:p>
          </table:table-cell>
          <table:table-cell table:style-name="ce59" office:value-type="string" calcext:value-type="string">
            <text:p>1- Estagiário preenche campo matricula com caracteres especiais</text:p>
            <text:p>2- Estagiário preenche os outros campos           3- Estagiário escolhe a opção para confirmar cadastramento.   </text:p>
          </table:table-cell>
          <table:table-cell table:style-name="ce59" office:value-type="string" calcext:value-type="string">
            <text:p>Campo matricula não será preenchido por caracteres especiai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15</text:p>
          </table:table-cell>
          <table:table-cell table:style-name="ce59" office:value-type="string" calcext:value-type="string">
            <text:p>Cadastrar Estagiário: Campo matricula (Matricula existente)</text:p>
          </table:table-cell>
          <table:table-cell table:style-name="ce59" office:value-type="string" calcext:value-type="string">
            <text:p>1- Estagiário preenche campo matricula com matricula já existente <text:s text:c="39"/>2- Estagiário preenche os outros campos <text:s text:c="10"/>3- Estagiário escolhe a opção para confirmar cadastramento. <text:s text:c="2"/></text:p>
          </table:table-cell>
          <table:table-cell table:style-name="ce59" office:value-type="string" calcext:value-type="string">
            <text:p>Sistema informa que matricula já existe em outro cadastr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16</text:p>
          </table:table-cell>
          <table:table-cell table:style-name="ce59" office:value-type="string" calcext:value-type="string">
            <text:p>Cadastrar Estagiário: Campo endereço (Com números) </text:p>
          </table:table-cell>
          <table:table-cell table:style-name="ce59" office:value-type="string" calcext:value-type="string">
            <text:p>1- Estagiário preenche campo endereço com o valor numérico</text:p>
            <text:p>2- Estagiário preenche os outros campos           3- Estagiário escolhe a opção para confirmar cadastramento.    </text:p>
          </table:table-cell>
          <table:table-cell table:style-name="ce59" office:value-type="string" calcext:value-type="string">
            <text:p>Sistema informa que campo endereço contém valor inválido</text:p>
          </table:table-cell>
          <table:table-cell table:style-name="ce62" table:number-columns-repeated="2"/>
          <table:table-cell table:style-name="ce47" table:number-columns-repeated="1014"/>
          <table:table-cell table:style-name="Default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17</text:p>
          </table:table-cell>
          <table:table-cell table:style-name="ce59" office:value-type="string" calcext:value-type="string">
            <text:p>Cadastrar Estagiário: Campo endereço (Com caracteres especais)</text:p>
          </table:table-cell>
          <table:table-cell table:style-name="ce59" office:value-type="string" calcext:value-type="string">
            <text:p>1- Estagiário preenche campo endereço com caracteres especais</text:p>
            <text:p>2- Estagiário preenche os outros campos           3- Estagiário escolhe a opção para confirmar cadastramento.    </text:p>
          </table:table-cell>
          <table:table-cell table:style-name="ce59" office:value-type="string" calcext:value-type="string">
            <text:p>Sistema informa que campo endereço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18</text:p>
          </table:table-cell>
          <table:table-cell table:style-name="ce59" office:value-type="string" calcext:value-type="string">
            <text:p>Cadastrar Estagiário: Campo cidade (Com números) </text:p>
          </table:table-cell>
          <table:table-cell table:style-name="ce59" office:value-type="string" calcext:value-type="string">
            <text:p>1- Estagiário preenche campo cidade com o valor numérico</text:p>
            <text:p>2- Estagiário preenche os outros campos           3- Estagiário escolhe a opção para confirmar cadastramento.    </text:p>
          </table:table-cell>
          <table:table-cell table:style-name="ce59" office:value-type="string" calcext:value-type="string">
            <text:p>Sistema informa que campo cidade contém valor inválido</text:p>
          </table:table-cell>
          <table:table-cell table:style-name="ce47" table:number-columns-repeated="1017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19</text:p>
          </table:table-cell>
          <table:table-cell table:style-name="ce59" office:value-type="string" calcext:value-type="string">
            <text:p>Cadastrar Estagiário: Campo cidade (Com caracteres especiais)</text:p>
          </table:table-cell>
          <table:table-cell table:style-name="ce59" office:value-type="string" calcext:value-type="string">
            <text:p>1- Estagiário preenche campo cidade com caracteres especiais</text:p>
            <text:p>2- Estagiário preenche os outros campos           3- Estagiário escolhe a opção para confirmar cadastramento.    </text:p>
          </table:table-cell>
          <table:table-cell table:style-name="ce59" office:value-type="string" calcext:value-type="string">
            <text:p>Sistema informa que campo cidade contém valor inválido</text:p>
          </table:table-cell>
          <table:table-cell table:style-name="ce47" table:number-columns-repeated="1017"/>
        </table:table-row>
        <table:table-row table:style-name="ro13">
          <table:table-cell table:style-name="ce47"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20</text:p>
          </table:table-cell>
          <table:table-cell table:style-name="ce59" office:value-type="string" calcext:value-type="string">
            <text:p>Cadastrar Estagiário: Campo CEP (Com letras) </text:p>
          </table:table-cell>
          <table:table-cell table:style-name="ce59" office:value-type="string" calcext:value-type="string">
            <text:p>1- Estagiário preenche campo CEP com o valor alfabético</text:p>
            <text:p>2- Estagiário preenche os outros campos           3- Estagiário escolhe a opção para confirmar cadastramento.   </text:p>
          </table:table-cell>
          <table:table-cell table:style-name="ce59" office:value-type="string" calcext:value-type="string">
            <text:p>Campo CEP não será preenchido por números</text:p>
          </table:table-cell>
          <table:table-cell table:style-name="ce47" table:number-columns-repeated="1017"/>
        </table:table-row>
        <table:table-row table:style-name="ro13">
          <table:table-cell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21</text:p>
          </table:table-cell>
          <table:table-cell table:style-name="ce59" office:value-type="string" calcext:value-type="string">
            <text:p>Cadastrar Estagiário: Campo CEP (Com letras) </text:p>
          </table:table-cell>
          <table:table-cell table:style-name="ce59" office:value-type="string" calcext:value-type="string">
            <text:p>1- Estagiário preenche campo CEP com o caracteres especiais</text:p>
            <text:p> 2- Estagiário preenche os outros campos           3- Estagiário escolhe a opção para confirmar cadastramento.   </text:p>
          </table:table-cell>
          <table:table-cell table:style-name="ce59" office:value-type="string" calcext:value-type="string">
            <text:p>Campo CEP não será preenchido por caracteres especiais</text:p>
          </table:table-cell>
          <table:table-cell table:number-columns-repeated="1017"/>
        </table:table-row>
        <table:table-row table:style-name="ro13">
          <table:table-cell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22</text:p>
          </table:table-cell>
          <table:table-cell table:style-name="ce59" office:value-type="string" calcext:value-type="string">
            <text:p>Cadastrar Estagiário: Campo opcionais preenchidos</text:p>
          </table:table-cell>
          <table:table-cell table:style-name="ce59" office:value-type="string" calcext:value-type="string">
            <text:p>1- Estagiário preenche todos os campos com valores no padrão desejado  </text:p>
            <text:p>2- Estagiário preenche campos opcionais</text:p>
            <text:p>3- Estagiário escolhe a opção para confirmar cadastramento.     </text:p>
          </table:table-cell>
          <table:table-cell table:style-name="ce59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3">
          <table:table-cell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CADASTRAR ESTAGIÁRIO</text:p>
          </table:table-cell>
          <table:table-cell table:style-name="ce56" office:value-type="string" calcext:value-type="string">
            <text:p>TC_02_23</text:p>
          </table:table-cell>
          <table:table-cell table:style-name="ce59" office:value-type="string" calcext:value-type="string">
            <text:p>Cadastrar Estagiário: Campo opcionais em branco</text:p>
          </table:table-cell>
          <table:table-cell table:style-name="ce59" office:value-type="string" calcext:value-type="string">
            <text:p>1- Estagiário preenche todos os campos com valores no padrão desejado  </text:p>
            <text:p>2- Estagiário não preenche campos opcionais</text:p>
            <text:p>3- Estagiário escolhe a opção para confirmar cadastramento.     </text:p>
          </table:table-cell>
          <table:table-cell table:style-name="ce59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4">
          <table:table-cell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LISTAR ESTAGIÁRIOS</text:p>
          </table:table-cell>
          <table:table-cell table:style-name="ce56" office:value-type="string" calcext:value-type="string">
            <text:p>TC_02_24</text:p>
          </table:table-cell>
          <table:table-cell table:style-name="ce59" office:value-type="string" calcext:value-type="string">
            <text:p>Listar todos os estagiários cadastrados na turma</text:p>
          </table:table-cell>
          <table:table-cell table:style-name="ce59" office:value-type="string" calcext:value-type="string">
            <text:p>1- Coordenador escolhe turma que deseja pesquisar</text:p>
            <text:p/>
          </table:table-cell>
          <table:table-cell table:style-name="ce59" office:value-type="string" calcext:value-type="string">
            <text:p>Sistema lista todos os estagiários cadastrados na turma selecionada</text:p>
          </table:table-cell>
          <table:table-cell table:number-columns-repeated="1017"/>
        </table:table-row>
        <table:table-row table:style-name="ro20">
          <table:table-cell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ATUALIZAR ESTAGIÁRIO</text:p>
          </table:table-cell>
          <table:table-cell table:style-name="ce56" office:value-type="string" calcext:value-type="string">
            <text:p>TC_02_25</text:p>
          </table:table-cell>
          <table:table-cell table:style-name="ce59" office:value-type="string" calcext:value-type="string">
            <text:p>Atualizar Informações: Campos obrigatórios </text:p>
          </table:table-cell>
          <table:table-cell table:style-name="ce59" office:value-type="string" calcext:value-type="string">
            <text:p>1- Estagiário atualiza dados obrigatórios <text:s text:c="9"/>2- Estagiário confirma a operação <text:s text:c="12"/></text:p>
          </table:table-cell>
          <table:table-cell table:style-name="ce59" office:value-type="string" calcext:value-type="string">
            <text:p>Sistema atualiza informações do estagiário</text:p>
          </table:table-cell>
          <table:table-cell table:number-columns-repeated="1017"/>
        </table:table-row>
        <table:table-row table:style-name="ro20">
          <table:table-cell/>
          <table:table-cell table:style-name="ce52" office:value-type="string" calcext:value-type="string">
            <text:p>CRUD Estagiário</text:p>
          </table:table-cell>
          <table:table-cell table:style-name="ce56" office:value-type="string" calcext:value-type="string">
            <text:p>ATUALIZAR ESTAGIÁRIO</text:p>
          </table:table-cell>
          <table:table-cell table:style-name="ce56" office:value-type="string" calcext:value-type="string">
            <text:p>TC_01_26</text:p>
          </table:table-cell>
          <table:table-cell table:style-name="ce59" office:value-type="string" calcext:value-type="string">
            <text:p>Atualizar Informações: Campos obrigatórios em branco</text:p>
          </table:table-cell>
          <table:table-cell table:style-name="ce59" office:value-type="string" calcext:value-type="string">
            <text:p>1- Estagiário atualiza alguns dados obrigatórios</text:p>
            <text:p>2- Estagiário confirma a operação             </text:p>
          </table:table-cell>
          <table:table-cell table:style-name="ce59" office:value-type="string" calcext:value-type="string">
            <text:p>Sistema informa que existe campos obrigatórios em branco</text:p>
          </table:table-cell>
          <table:table-cell table:number-columns-repeated="1017"/>
        </table:table-row>
        <table:table-row table:style-name="ro15" table:number-rows-repeated="2">
          <table:table-cell/>
          <table:table-cell table:style-name="ce52"/>
          <table:table-cell table:style-name="ce56" table:number-columns-repeated="2"/>
          <table:table-cell table:style-name="ce59" table:number-columns-repeated="3"/>
          <table:table-cell table:number-columns-repeated="1017"/>
        </table:table-row>
        <table:table-row table:style-name="ro15">
          <table:table-cell/>
          <table:table-cell table:style-name="ce53" table:number-columns-repeated="2"/>
          <table:table-cell table:style-name="ce56"/>
          <table:table-cell table:style-name="ce53" table:number-columns-repeated="3"/>
          <table:table-cell table:number-columns-repeated="1017"/>
        </table:table-row>
        <table:table-row table:style-name="ro16">
          <table:table-cell table:style-name="ce48"/>
          <table:table-cell table:style-name="ce53" table:number-columns-repeated="6"/>
          <table:table-cell table:number-columns-repeated="1017"/>
        </table:table-row>
        <table:table-row table:style-name="ro17">
          <table:table-cell table:style-name="ce48"/>
          <table:table-cell table:style-name="ce53" table:number-columns-repeated="6"/>
          <table:table-cell table:number-columns-repeated="1017"/>
        </table:table-row>
        <table:table-row table:style-name="ro15" table:number-rows-repeated="2">
          <table:table-cell table:style-name="ce48"/>
          <table:table-cell table:style-name="ce53" table:number-columns-repeated="6"/>
          <table:table-cell table:number-columns-repeated="1017"/>
        </table:table-row>
        <table:table-row table:style-name="ro15">
          <table:table-cell table:style-name="ce48"/>
          <table:table-cell table:style-name="ce52"/>
          <table:table-cell table:style-name="ce56" table:number-columns-repeated="2"/>
          <table:table-cell table:style-name="ce53" table:number-columns-repeated="3"/>
          <table:table-cell table:number-columns-repeated="1017"/>
        </table:table-row>
        <table:table-row table:style-name="ro15">
          <table:table-cell/>
          <table:table-cell table:style-name="ce52"/>
          <table:table-cell table:style-name="ce56" table:number-columns-repeated="2"/>
          <table:table-cell table:style-name="ce59" table:number-columns-repeated="3"/>
          <table:table-cell table:number-columns-repeated="1017"/>
        </table:table-row>
        <table:table-row table:style-name="ro15">
          <table:table-cell/>
          <table:table-cell table:style-name="ce52"/>
          <table:table-cell table:style-name="ce53"/>
          <table:table-cell table:style-name="ce56"/>
          <table:table-cell table:style-name="ce59" table:number-columns-repeated="3"/>
          <table:table-cell table:number-columns-repeated="1017"/>
        </table:table-row>
        <table:table-row table:style-name="ro15" table:number-rows-repeated="4">
          <table:table-cell/>
          <table:table-cell table:style-name="ce52"/>
          <table:table-cell table:style-name="ce53"/>
          <table:table-cell table:style-name="ce56"/>
          <table:table-cell table:style-name="ce53" table:number-columns-repeated="3"/>
          <table:table-cell table:number-columns-repeated="1017"/>
        </table:table-row>
        <table:table-row table:style-name="ro15">
          <table:table-cell/>
          <table:table-cell table:style-name="ce52"/>
          <table:table-cell table:style-name="ce53"/>
          <table:table-cell table:style-name="ce57"/>
          <table:table-cell table:style-name="ce53" table:number-columns-repeated="3"/>
          <table:table-cell table:number-columns-repeated="1017"/>
        </table:table-row>
        <table:table-row table:style-name="ro15" table:number-rows-repeated="6">
          <table:table-cell/>
          <table:table-cell table:style-name="ce54"/>
          <table:table-cell table:style-name="ce57" table:number-columns-repeated="2"/>
          <table:table-cell table:style-name="ce48" table:number-columns-repeated="3"/>
          <table:table-cell table:number-columns-repeated="1017"/>
        </table:table-row>
        <table:table-row table:style-name="ro15" table:number-rows-repeated="24">
          <table:table-cell table:number-columns-repeated="102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6" table:default-cell-style-name="ce14"/>
        <table:table-column table:style-name="co17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0" office:value-type="string" calcext:value-type="string">
            <text:p>Resultado da Execução</text:p>
          </table:table-cell>
          <table:table-cell table:style-name="ce30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3" office:value-type="string" calcext:value-type="string">
            <text:p>Cadastrar <text:s/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4"/>
          <table:table-cell table:style-name="Default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08:15:51.1379628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11-18T08:29:08.420656598</dc:date>
    <meta:editing-duration>PT5H49M22S</meta:editing-duration>
    <meta:editing-cycles>30</meta:editing-cycles>
    <meta:document-statistic meta:table-count="4" meta:cell-count="199" meta:object-count="0"/>
  </office:meta>
</office:document-meta>
</file>